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560416666666667" calcext:value-type="float">
            <text:p>0.5604166667</text:p>
          </table:table-cell>
        </table:table-row>
        <table:table-row table:style-name="ro1">
          <table:table-cell office:value-type="string" calcext:value-type="string">
            <text:p>Condor (20514528)</text:p>
          </table:table-cell>
          <table:table-cell table:formula="of:=3/10" office:value-type="float" office:value="0.3" calcext:value-type="float">
            <text:p>0.3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212121359166145" calcext:value-type="float">
            <text:p>0.2121213592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7.5/10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6.5/1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5/10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5.5/10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2/10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6.5/1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5.5/10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4.5/10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8.5/10"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4.5/10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3.5/10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5.5/10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2/10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7.5/10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7.5/10" office:value-type="float" office:value="0.75" calcext:value-type="float">
            <text:p>0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2:24:03.251002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03T14:37:16.949671839</dc:date>
    <meta:editing-duration>PT6H36M11S</meta:editing-duration>
    <meta:editing-cycles>59</meta:editing-cycles>
    <meta:generator>LibreOffice/5.1.6.2$Linux_X86_64 LibreOffice_project/10m0$Build-2</meta:generator>
    <meta:document-statistic meta:table-count="1" meta:cell-count="54" meta:object-count="0"/>
  </office:meta>
</office:document-meta>
</file>